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CookieValueMethodArgumentResolverTests.params( @ CookieValue ( "name" ) Cookie cookie , @ CookieValue ( name = "name" , defaultValue = "bar" ) String cookie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CookieValueMethodArgument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CookieValueMethodArgumentResolverTests.resolveCookieString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CookieValueMethodArgumentResolverTests.resolveCookie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